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fo:font-weight="bold" style:font-weight-asian="bold"/>
    </style:style>
    <style:style style:name="P2" style:family="paragraph" style:parent-style-name="Heading_20_3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/>
    </style:style>
    <style:style style:name="P3" style:family="paragraph" style:parent-style-name="Heading_20_4"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Functional requirements</text:h>
      <text:p text:style-name="Standard"><text:span text:style-name="T3"/></text:p>
      <text:h text:style-name="P1" text:outline-level="3">Provide comprehensive product details.</text:h>
      <text:p text:style-name="P4"/>
      <text:h text:style-name="P3" text:outline-level="4">The system shall display detailed information of the selected products.</text:h>
      <text:h text:style-name="P3" text:outline-level="4">The system shall provide browsing options to see product details.</text:h>
      <text:p text:style-name="Standard"/>
      <text:h text:style-name="Heading_20_3" text:outline-level="3"><text:bookmark-start text:name="__RefHeading___Toc164477534"/><text:span text:style-name="T1">Detailed product Categorizations</text:span><text:bookmark-end text:name="__RefHeading___Toc164477534"/></text:h>
      <text:p text:style-name="Standard"/>
      <text:p text:style-name="P4">The system shall display detailed product categorization to the user.</text:p>
      <text:p text:style-name="Standard"/>
      <text:h text:style-name="P1" text:outline-level="3"><text:bookmark-start text:name="__RefHeading___Toc164477535"/>Provide Search facility.<text:bookmark-end text:name="__RefHeading___Toc164477535"/></text:h>
      <text:p text:style-name="Standard"/>
      <text:p text:style-name="P4">The system shall enable user to enter the search text on the screen.</text:p>
      <text:p text:style-name="P4"/>
      <text:p text:style-name="P4">The system shall enable user to select multiple options on the screen to search.</text:p>
      <text:p text:style-name="P4"/>
      <text:p text:style-name="P4">The system shall display all the matching products based on the search</text:p>
      <text:p text:style-name="P4"/>
      <text:p text:style-name="P4">The system shall display all matching result on the current screen.</text:p>
      <text:p text:style-name="P4"/>
      <text:p text:style-name="P4">The system shall enable user to navigate between the search results.</text:p>
      <text:p text:style-name="P4"/>
      <text:p text:style-name="P4">The system shall notify the user when no matching product is found on the search.</text:p>
      <text:p text:style-name="P4"/>
      <text:p text:style-name="Standard"/>
      <text:h text:style-name="P1" text:outline-level="3"><text:bookmark-start text:name="__RefHeading___Toc164477536"/>Maintain customer profile.<text:bookmark-end text:name="__RefHeading___Toc164477536"/></text:h>
      <text:p text:style-name="Standard"/>
      <text:p text:style-name="P4">The system shall allow user to create profile and set his credential.</text:p>
      <text:p text:style-name="P4"/>
      <text:p text:style-name="P4">The system shall authenticate user credentials to view the profile.</text:p>
      <text:p text:style-name="P4"/>
      <text:p text:style-name="P4">The system shall allow user to update the profile information.</text:p>
      <text:p text:style-name="Standard"/>
      <text:h text:style-name="P1" text:outline-level="3">Email confirmation.</text:h>
      <text:p text:style-name="Standard"/>
      <text:p text:style-name="P4">The system shall maintain customer email information as a required part of customer profile.</text:p>
      <text:p text:style-name="P4"/>
      <text:p text:style-name="P4">The system shall send an order confirmation to the user through email.</text:p>
      <text:p text:style-name="Standard"/>
      <text:h text:style-name="P1" text:outline-level="3">Provide shopping cart facility.</text:h>
      <text:p text:style-name="Standard"/>
      <text:p text:style-name="P4">The system shall provide shopping cart during online purchase.</text:p>
      <text:p text:style-name="P4"/>
      <text:p text:style-name="P4"><text:soft-page-break/>The system shall allow user to add/remove products in the shopping cart.</text:p>
      <text:p text:style-name="P4"/>
      <text:h text:style-name="Heading_20_3" text:outline-level="3"><text:span text:style-name="T1">Allow online change or cancellation of order.</text:span></text:h>
      <text:p text:style-name="Standard"/>
      <text:p text:style-name="P4">The system shall display the orders that are eligible to change.</text:p>
      <text:p text:style-name="P4"/>
      <text:p text:style-name="P4">The system shall allow user to select the order to be changed.</text:p>
      <text:p text:style-name="P4"/>
      <text:p text:style-name="P4">The system shall allow user to cancel the order</text:p>
      <text:p text:style-name="P4"/>
      <text:p text:style-name="Standard"><text:span text:style-name="T2">The system shall allow user to change shipping, payment method.</text:span></text:p>
      <text:p text:style-name="P4"/>
      <text:p text:style-name="P4">The system shall notify the user about any changes made to the order.</text:p>
      <text:p text:style-name="P4"/>
      <text:h text:style-name="P1" text:outline-level="3">Provide detailed sitemap.</text:h>
      <text:p text:style-name="P4"/>
      <text:p text:style-name="P4">The system shall allow user to view detailed sitemap.</text:p>
      <text:p text:style-name="Standard"/>
      <text:h text:style-name="P1" text:outline-level="3">Offer online promotions and rewards.</text:h>
      <text:p text:style-name="Standard"/>
      <text:p text:style-name="P4">The system shall display all the available promotions to the user.</text:p>
      <text:p text:style-name="P4"/>
      <text:p text:style-name="Standard"><text:span text:style-name="T2">The system shall allow user to select available promotion</text:span>.</text:p>
      <text:p text:style-name="Standard"/>
      <text:h text:style-name="P1" text:outline-level="3"><text:bookmark-start text:name="__RefHeading___Toc164477553"/>Online Purchase of products.<text:bookmark-end text:name="__RefHeading___Toc164477553"/></text:h>
      <text:p text:style-name="Standard"/>
      <text:p text:style-name="P4">The system shall allow user to confirm the purchase.</text:p>
      <text:p text:style-name="P4"/>
      <text:p text:style-name="P4">The system shall enable user to enter the payment information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0835in" fo:margin-bottom="0.0417in" fo:keep-with-next="always"/>
      <style:text-properties style:font-name="Arial" fo:font-size="12pt" fo:font-weight="bold" style:font-size-asian="12pt" style:font-weight-asian="bold" style:font-name-complex="Arial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sislava Belishka</meta:initial-creator>
    <meta:creation-date>2016-04-18T23:58:26.71</meta:creation-date>
    <meta:document-statistic meta:table-count="0" meta:image-count="0" meta:object-count="0" meta:page-count="2" meta:paragraph-count="37" meta:word-count="328" meta:character-count="2056"/>
    <dc:date>2016-04-19T00:05:16.74</dc:date>
    <dc:creator>Desislava Belishka</dc:creator>
    <meta:editing-duration>PT6M50S</meta:editing-duration>
    <meta:editing-cycles>1</meta:editing-cycles>
    <meta:generator>OpenOffice/4.1.2$Win32 OpenOffice.org_project/412m3$Build-9782</meta:generator>
  </office:meta>
</office:document-meta>
</file>